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d_items → labevents</text:p>
          </table:table-cell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temid</text:p>
          </table:table-cell>
        </table:table-row>
        <table:table-row table:style-name="ro1">
          <table:table-cell office:value-type="string" calcext:value-type="string">
            <text:p>bilirubin</text:p>
          </table:table-cell>
          <table:table-cell office:value-type="float" office:value="51464" calcext:value-type="float">
            <text:p>51464</text:p>
          </table:table-cell>
        </table:table-row>
        <table:table-row table:style-name="ro1">
          <table:table-cell office:value-type="string" calcext:value-type="string">
            <text:p>blood urea nitrogen(BUN)</text:p>
          </table:table-cell>
          <table:table-cell office:value-type="float" office:value="51006" calcext:value-type="float">
            <text:p>51006</text:p>
          </table:table-cell>
        </table:table-row>
        <table:table-row table:style-name="ro1">
          <table:table-cell office:value-type="string" calcext:value-type="string">
            <text:p>creatinine</text:p>
          </table:table-cell>
          <table:table-cell office:value-type="float" office:value="50912" calcext:value-type="float">
            <text:p>50912</text:p>
          </table:table-cell>
        </table:table-row>
        <table:table-row table:style-name="ro1">
          <table:table-cell office:value-type="string" calcext:value-type="string">
            <text:p>glucose(blood gas)</text:p>
          </table:table-cell>
          <table:table-cell office:value-type="float" office:value="50809" calcext:value-type="float">
            <text:p>50809</text:p>
          </table:table-cell>
        </table:table-row>
        <table:table-row table:style-name="ro1">
          <table:table-cell office:value-type="string" calcext:value-type="string">
            <text:p>glucose(chemistry)</text:p>
          </table:table-cell>
          <table:table-cell office:value-type="float" office:value="50931" calcext:value-type="float">
            <text:p>50931</text:p>
          </table:table-cell>
        </table:table-row>
        <table:table-row table:style-name="ro1">
          <table:table-cell office:value-type="string" calcext:value-type="string">
            <text:p>glucose(urine)</text:p>
          </table:table-cell>
          <table:table-cell office:value-type="float" office:value="51478" calcext:value-type="float">
            <text:p>51478</text:p>
          </table:table-cell>
        </table:table-row>
        <table:table-row table:style-name="ro1">
          <table:table-cell office:value-type="string" calcext:value-type="string">
            <text:p>serum bicarbonate</text:p>
          </table:table-cell>
          <table:table-cell office:value-type="float" office:value="50882" calcext:value-type="float">
            <text:p>50882</text:p>
          </table:table-cell>
        </table:table-row>
        <table:table-row table:style-name="ro1">
          <table:table-cell office:value-type="string" calcext:value-type="string">
            <text:p>serum bicarbonate(whole blood)</text:p>
          </table:table-cell>
          <table:table-cell office:value-type="float" office:value="50803" calcext:value-type="float">
            <text:p>50803</text:p>
          </table:table-cell>
        </table:table-row>
        <table:table-row table:style-name="ro1">
          <table:table-cell office:value-type="string" calcext:value-type="string">
            <text:p>hematocrit (blood)</text:p>
          </table:table-cell>
          <table:table-cell office:value-type="float" office:value="51221" calcext:value-type="float">
            <text:p>51221</text:p>
          </table:table-cell>
        </table:table-row>
        <table:table-row table:style-name="ro1">
          <table:table-cell office:value-type="string" calcext:value-type="string">
            <text:p>hematocrit (urine)</text:p>
          </table:table-cell>
          <table:table-cell office:value-type="float" office:value="51480" calcext:value-type="float">
            <text:p>51480</text:p>
          </table:table-cell>
        </table:table-row>
        <table:table-row table:style-name="ro1">
          <table:table-cell office:value-type="string" calcext:value-type="string">
            <text:p>hematocrit(calculated)</text:p>
          </table:table-cell>
          <table:table-cell office:value-type="float" office:value="50810" calcext:value-type="float">
            <text:p>50810</text:p>
          </table:table-cell>
        </table:table-row>
        <table:table-row table:style-name="ro1">
          <table:table-cell office:value-type="string" calcext:value-type="string">
            <text:p>potassium(blood whole)</text:p>
          </table:table-cell>
          <table:table-cell office:value-type="float" office:value="50822" calcext:value-type="float">
            <text:p>50822</text:p>
          </table:table-cell>
        </table:table-row>
        <table:table-row table:style-name="ro1">
          <table:table-cell office:value-type="string" calcext:value-type="string">
            <text:p>lactate(blood)</text:p>
          </table:table-cell>
          <table:table-cell office:value-type="float" office:value="50813" calcext:value-type="float">
            <text:p>50813</text:p>
          </table:table-cell>
        </table:table-row>
        <table:table-row table:style-name="ro1">
          <table:table-cell office:value-type="string" calcext:value-type="string">
            <text:p>magnesium(blood)</text:p>
          </table:table-cell>
          <table:table-cell office:value-type="float" office:value="50960" calcext:value-type="float">
            <text:p>50960</text:p>
          </table:table-cell>
        </table:table-row>
        <table:table-row table:style-name="ro1">
          <table:table-cell office:value-type="string" calcext:value-type="string">
            <text:p>sodium(whole blood)</text:p>
          </table:table-cell>
          <table:table-cell office:value-type="float" office:value="50824" calcext:value-type="float">
            <text:p>50824</text:p>
          </table:table-cell>
        </table:table-row>
        <table:table-row table:style-name="ro1">
          <table:table-cell office:value-type="string" calcext:value-type="string">
            <text:p>sodium(blood)</text:p>
          </table:table-cell>
          <table:table-cell office:value-type="float" office:value="50983" calcext:value-type="float">
            <text:p>50983</text:p>
          </table:table-cell>
        </table:table-row>
        <table:table-row table:style-name="ro1">
          <table:table-cell office:value-type="string" calcext:value-type="string">
            <text:p>pCO2</text:p>
          </table:table-cell>
          <table:table-cell office:value-type="float" office:value="50818" calcext:value-type="float">
            <text:p>50818</text:p>
          </table:table-cell>
        </table:table-row>
        <table:table-row table:style-name="ro1">
          <table:table-cell office:value-type="string" calcext:value-type="string">
            <text:p>pO2</text:p>
          </table:table-cell>
          <table:table-cell office:value-type="float" office:value="50821" calcext:value-type="float">
            <text:p>50821</text:p>
          </table:table-cell>
        </table:table-row>
        <table:table-row table:style-name="ro1">
          <table:table-cell office:value-type="string" calcext:value-type="string">
            <text:p>pH(blood)</text:p>
          </table:table-cell>
          <table:table-cell office:value-type="float" office:value="50820" calcext:value-type="float">
            <text:p>50820</text:p>
          </table:table-cell>
        </table:table-row>
        <table:table-row table:style-name="ro1">
          <table:table-cell office:value-type="string" calcext:value-type="string">
            <text:p>pH(urine)</text:p>
          </table:table-cell>
          <table:table-cell office:value-type="float" office:value="51491" calcext:value-type="float">
            <text:p>51491</text:p>
          </table:table-cell>
        </table:table-row>
        <table:table-row table:style-name="ro1">
          <table:table-cell office:value-type="string" calcext:value-type="string">
            <text:p>pH(other body fluid)</text:p>
          </table:table-cell>
          <table:table-cell office:value-type="float" office:value="50831" calcext:value-type="float">
            <text:p>50831</text:p>
          </table:table-cell>
        </table:table-row>
        <table:table-row table:style-name="ro1">
          <table:table-cell office:value-type="string" calcext:value-type="string">
            <text:p>platelet count</text:p>
          </table:table-cell>
          <table:table-cell office:value-type="float" office:value="51265" calcext:value-type="float">
            <text:p>51265</text:p>
          </table:table-cell>
        </table:table-row>
        <table:table-row table:style-name="ro1">
          <table:table-cell office:value-type="string" calcext:value-type="string">
            <text:p>troponin(I)</text:p>
          </table:table-cell>
          <table:table-cell office:value-type="float" office:value="51002" calcext:value-type="float">
            <text:p>51002</text:p>
          </table:table-cell>
        </table:table-row>
        <table:table-row table:style-name="ro1">
          <table:table-cell office:value-type="string" calcext:value-type="string">
            <text:p>troponin(T)</text:p>
          </table:table-cell>
          <table:table-cell office:value-type="float" office:value="51003" calcext:value-type="float">
            <text:p>51003</text:p>
          </table:table-cell>
        </table:table-row>
        <table:table-row table:style-name="ro1">
          <table:table-cell office:value-type="string" calcext:value-type="string">
            <text:p>WBC count</text:p>
          </table:table-cell>
          <table:table-cell office:value-type="float" office:value="51300" calcext:value-type="float">
            <text:p>51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44:50.465193025</meta:creation-date>
    <dc:date>2019-07-22T10:54:20.941321249</dc:date>
    <meta:editing-duration>PT9M30S</meta:editing-duration>
    <meta:editing-cycles>2</meta:editing-cycles>
    <meta:generator>LibreOffice/6.0.7.3$Linux_X86_64 LibreOffice_project/00m0$Build-3</meta:generator>
    <meta:document-statistic meta:table-count="1" meta:cell-count="53" meta:object-count="0"/>
  </office:meta>
</office:document-meta>
</file>